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on-campus-vi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on-campus-vi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787">
            <text:p>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787">
            <text:p>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TI - Commercial Driving Facility</text:p>
          </table:table-cell>
          <table:table-cell table:style-name="ce21" office:value-type="float" office:value="787">
            <text:p>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American National University - Parkersburg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22">
            <text:p>449922</text:p>
          </table:table-cell>
          <table:table-cell table:style-name="ce21" office:value-type="string">
            <text:p>Appalachian College of Pharmac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018">
            <text:p>10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">
            <text:p>9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6">
            <text:p>3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8113">
            <text:p>458113</text:p>
          </table:table-cell>
          <table:table-cell table:style-name="ce21" office:value-type="string">
            <text:p>Bethe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694">
            <text:p>46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9107">
            <text:p>459107</text:p>
          </table:table-cell>
          <table:table-cell table:style-name="ce21" office:value-type="string">
            <text:p>Bryant &amp; Stratton College-Hamp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yant &amp; Stratton College</text:p>
          </table:table-cell>
          <table:table-cell table:style-name="ce21" office:value-type="float" office:value="567">
            <text:p>5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942">
            <text:p>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5">
            <text:p>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0871">
            <text:p>460871</text:p>
          </table:table-cell>
          <table:table-cell table:style-name="ce21" office:value-type="string">
            <text:p>Chamberlain College of Nursing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amberlain College of Nursing-Arlington Campus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86">
            <text:p>51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entreville Extension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1449">
            <text:p>461449</text:p>
          </table:table-cell>
          <table:table-cell table:style-name="ce21" office:value-type="string">
            <text:p>Cosmopolitan Beauty and Tech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63">
            <text:p>14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20">
            <text:p>4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012">
            <text:p>10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012">
            <text:p>10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012">
            <text:p>10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9">
            <text:p>15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0">
            <text:p>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144">
            <text:p>1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arolinas Campus</text:p>
          </table:table-cell>
          <table:table-cell table:style-name="ce21" office:value-type="float" office:value="1144">
            <text:p>1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76179">
            <text:p>476179</text:p>
          </table:table-cell>
          <table:table-cell table:style-name="ce21" office:value-type="string">
            <text:p>Empire Beauty School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Virginia Beach- VA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25">
            <text:p>7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35">
            <text:p>3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1">
            <text:p>3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0">
            <text:p>15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2">
            <text:p>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tafford County Center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5">
            <text:p>4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4765">
            <text:p>4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94">
            <text:p>7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7">
            <text:p>6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5">
            <text:p>5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846">
            <text:p>12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846">
            <text:p>12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846">
            <text:p>12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8">
            <text:p>10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45">
            <text:p>10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145">
            <text:p>10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145">
            <text:p>10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145">
            <text:p>10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ngwood  University at South Boston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288">
            <text:p>72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288">
            <text:p>72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288">
            <text:p>72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1">
            <text:p>17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02">
            <text:p>3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545">
            <text:p>15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545">
            <text:p>15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545">
            <text:p>15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89">
            <text:p>30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83">
            <text:p>50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100">
            <text:p>7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Innovation Park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Rest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Arlingt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LI/ Fairfax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Pitney Bowes Building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Fort Belvoir- Barden Educati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Fort Myer/ Henderson Hall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Quantico Marine Base Educati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1412">
            <text:p>461412</text:p>
          </table:table-cell>
          <table:table-cell table:style-name="ce21" office:value-type="string">
            <text:p>Northern Virginia School of Therapeutic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9">
            <text:p>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493">
            <text:p>14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493">
            <text:p>14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93">
            <text:p>56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3">
            <text:p>95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11">
            <text:p>3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711">
            <text:p>3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Kilmarnock Center</text:p>
          </table:table-cell>
          <table:table-cell table:style-name="ce21" office:value-type="float" office:value="3711">
            <text:p>3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7605">
            <text:p>467605</text:p>
          </table:table-cell>
          <table:table-cell table:style-name="ce21" office:value-type="string">
            <text:p>Regency Beauty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76133">
            <text:p>476133</text:p>
          </table:table-cell>
          <table:table-cell table:style-name="ce21" office:value-type="string">
            <text:p>Regency Beauty Institut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7650">
            <text:p>467650</text:p>
          </table:table-cell>
          <table:table-cell table:style-name="ce21" office:value-type="string">
            <text:p>Regency Beauty Institut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5">
            <text:p>5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32">
            <text:p>1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6">
            <text:p>3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60">
            <text:p>2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72">
            <text:p>2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733">
            <text:p>7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6">
            <text:p>4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633">
            <text:p>6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9268">
            <text:p>459268</text:p>
          </table:table-cell>
          <table:table-cell table:style-name="ce21" office:value-type="string">
            <text:p>South University?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 - Virginia Beach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042">
            <text:p>6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6">
            <text:p>27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3">
            <text:p>27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557">
            <text:p>1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420">
            <text:p>2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942">
            <text:p>10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76568">
            <text:p>476568</text:p>
          </table:table-cell>
          <table:table-cell table:style-name="ce21" office:value-type="string">
            <text:p>Tomorrow's Image Barber Academy of 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hlgren Campus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989">
            <text:p>9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1">
            <text:p>4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0923">
            <text:p>460923</text:p>
          </table:table-cell>
          <table:table-cell table:style-name="ce21" office:value-type="string">
            <text:p>Virginia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ollege in Richmond</text:p>
          </table:table-cell>
          <table:table-cell table:style-name="ce21" office:value-type="float" office:value="413">
            <text:p>4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Qatar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CU Inova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570">
            <text:p>25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496">
            <text:p>4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Virginia Tech Carilion Research Institution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Virginia Tech Research Center Arlington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08">
            <text:p>6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1">
            <text:p>17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1">
            <text:p>14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40">
            <text:p>84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31">
            <text:p>4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">
            <text:p>4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17">
            <text:p>3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on-campus-vir" style:display-name="PageStyle_criminal-offenses-on-campus-vi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